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f2844f"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f2844f" style:font-size-asian="11pt" style:font-style-asian="italic" style:font-size-complex="11pt" style:font-style-complex="italic"/>
    </style:style>
    <style:style style:name="P6" style:family="paragraph" style:parent-style-name="Standard">
      <loext:graphic-properties draw:fill="none"/>
      <style:paragraph-properties fo:margin-left="0.998cm" fo:margin-right="0cm" fo:margin-top="0cm" fo:margin-bottom="0cm" style:contextual-spacing="false" fo:text-indent="0cm" style:auto-text-indent="false" fo:background-color="transparent"/>
      <style:text-properties style:font-name="Liberation Serif" fo:font-size="13pt" fo:font-style="normal" style:text-underline-style="none" fo:font-weight="bold" officeooo:rsid="00083d4b" officeooo:paragraph-rsid="01f2844f" style:font-size-asian="13pt" style:font-style-asian="normal" style:font-weight-asian="bold" style:font-size-complex="13pt" style:font-style-complex="normal" style:font-weight-complex="bold"/>
    </style:style>
    <style:style style:name="P7" style:family="paragraph" style:parent-style-name="Preformatted_20_Text">
      <style:paragraph-properties style:writing-mode="lr-tb"/>
      <style:text-properties style:font-name="Liberation Sans" fo:font-size="13pt" fo:font-style="normal" style:text-underline-style="none" officeooo:rsid="01e5e53c" officeooo:paragraph-rsid="01e5e53c" style:font-size-asian="13pt" style:font-style-asian="normal" style:font-size-complex="13pt" style:font-style-complex="normal"/>
    </style:style>
    <style:style style:name="P8"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9" style:family="paragraph" style:parent-style-name="Preformatted_20_Text">
      <style:paragraph-properties style:writing-mode="lr-tb"/>
      <style:text-properties fo:font-size="13pt" officeooo:paragraph-rsid="01db7a8a" style:font-size-asian="13pt" style:font-size-complex="13pt"/>
    </style:style>
    <style:style style:name="P10" style:family="paragraph" style:parent-style-name="Preformatted_20_Text">
      <style:paragraph-properties style:writing-mode="lr-tb"/>
      <style:text-properties style:font-name="Liberation Sans" fo:font-size="13pt" fo:font-style="normal" style:text-underline-style="none" officeooo:rsid="01c6807f" officeooo:paragraph-rsid="01db7a8a" style:font-name-asian="Nimbus Mono L" style:font-size-asian="13pt" style:font-style-asian="normal" style:font-name-complex="Liberation Mono" style:font-size-complex="13pt" style:font-style-complex="normal"/>
    </style:style>
    <style:style style:name="P11" style:family="paragraph" style:parent-style-name="Preformatted_20_Text">
      <style:paragraph-properties style:writing-mode="lr-tb"/>
      <style:text-properties fo:font-size="13pt" officeooo:rsid="01e115a9" officeooo:paragraph-rsid="01ee2e52" style:font-size-asian="13pt" style:font-size-complex="13pt"/>
    </style:style>
    <style:style style:name="P12" style:family="paragraph" style:parent-style-name="Preformatted_20_Text">
      <style:paragraph-properties style:writing-mode="lr-tb"/>
      <style:text-properties style:font-name="Liberation Sans" fo:font-size="13pt" fo:font-style="normal" style:text-underline-style="none" officeooo:rsid="01d74f08" officeooo:paragraph-rsid="01cfe221" style:font-size-asian="13pt" style:font-style-asian="normal" style:font-size-complex="13pt" style:font-style-complex="normal"/>
    </style:style>
    <style:style style:name="P13" style:family="paragraph" style:parent-style-name="Preformatted_20_Text">
      <style:paragraph-properties style:writing-mode="lr-tb"/>
      <style:text-properties style:font-name="Liberation Sans" fo:font-size="13pt" fo:font-style="normal" style:text-underline-style="none" officeooo:rsid="01d74f08" officeooo:paragraph-rsid="01e115a9" style:font-size-asian="13pt" style:font-style-asian="normal" style:font-size-complex="13pt" style:font-style-complex="normal"/>
    </style:style>
    <style:style style:name="P14" style:family="paragraph" style:parent-style-name="Preformatted_20_Text">
      <style:paragraph-properties style:writing-mode="lr-tb"/>
      <style:text-properties style:font-name="Liberation Sans" fo:font-size="13pt" fo:font-style="normal" style:text-underline-style="none" officeooo:rsid="01f2c919" officeooo:paragraph-rsid="01f2c919" style:font-size-asian="13pt" style:font-style-asian="normal" style:font-size-complex="13pt" style:font-style-complex="normal"/>
    </style:style>
    <style:style style:name="P15"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6" style:family="paragraph" style:parent-style-name="Preformatted_20_Text">
      <style:text-properties style:font-name="Liberation Sans" fo:font-size="13pt" fo:font-style="normal" style:text-underline-style="none" officeooo:rsid="01c6807f" officeooo:paragraph-rsid="01e9b30f"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ans" fo:font-size="13pt" fo:font-style="normal" style:text-underline-style="none" officeooo:rsid="01e9b30f" officeooo:paragraph-rsid="01e9b30f"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9" style:family="paragraph" style:parent-style-name="Preformatted_20_Text">
      <style:paragraph-properties style:writing-mode="lr-tb"/>
      <style:text-properties fo:font-size="13pt" officeooo:paragraph-rsid="01efb23b" style:font-size-asian="13pt" style:font-size-complex="13pt"/>
    </style:style>
    <style:style style:name="P20" style:family="paragraph" style:parent-style-name="Preformatted_20_Text">
      <style:text-properties style:font-name="Liberation Sans" fo:font-size="13pt" fo:font-style="normal" style:text-underline-style="none" officeooo:rsid="01d92df6" officeooo:paragraph-rsid="01dd3a06" fo:background-color="transparent" style:font-name-asian="Nimbus Mono L" style:font-size-asian="13pt" style:font-style-asian="normal" style:font-name-complex="Liberation Mono" style:font-size-complex="13pt" style:font-style-complex="normal"/>
    </style:style>
    <style:style style:name="P21" style:family="paragraph" style:parent-style-name="Preformatted_20_Text">
      <style:text-properties fo:font-size="13pt" officeooo:paragraph-rsid="01dd3a06" style:font-size-asian="13pt" style:font-size-complex="13pt"/>
    </style:style>
    <style:style style:name="P22" style:family="paragraph" style:parent-style-name="Preformatted_20_Text">
      <style:text-properties style:font-name="Liberation Sans" fo:font-size="13pt" fo:font-style="normal" style:text-underline-style="none" officeooo:rsid="01cc8e23" officeooo:paragraph-rsid="01d92df6" fo:background-color="transparent" style:font-name-asian="Nimbus Mono L" style:font-size-asian="13pt" style:font-style-asian="normal" style:font-name-complex="Liberation Mono" style:font-size-complex="13pt" style:font-style-complex="normal"/>
    </style:style>
    <style:style style:name="P23" style:family="paragraph" style:parent-style-name="Preformatted_20_Text">
      <style:paragraph-properties style:writing-mode="lr-tb"/>
      <style:text-properties fo:font-size="13pt" officeooo:paragraph-rsid="01f550cd" style:font-size-asian="13pt" style:font-size-complex="13pt"/>
    </style:style>
    <style:style style:name="P24" style:family="paragraph" style:parent-style-name="Preformatted_20_Text">
      <style:text-properties style:font-name="Liberation Sans" fo:font-size="13pt" fo:font-style="normal" style:text-underline-style="none" officeooo:rsid="01a54be6" officeooo:paragraph-rsid="01c4b317" fo:background-color="transparent" style:font-name-asian="Nimbus Mono L" style:font-size-asian="13pt" style:font-style-asian="normal" style:font-name-complex="Liberation Mono" style:font-size-complex="13pt" style:font-style-complex="normal"/>
    </style:style>
    <style:style style:name="P25" style:family="paragraph" style:parent-style-name="Preformatted_20_Text">
      <style:text-properties fo:font-size="13pt" officeooo:paragraph-rsid="01c26751" style:font-size-asian="13pt" style:font-size-complex="13pt"/>
    </style:style>
    <style:style style:name="P26" style:family="paragraph" style:parent-style-name="Preformatted_20_Text">
      <style:text-properties fo:font-size="14pt" officeooo:rsid="0048b50d" officeooo:paragraph-rsid="01efb23b" style:font-size-asian="14pt" style:font-size-complex="14pt" loext:padding="0cm" loext:border="none"/>
    </style:style>
    <style:style style:name="T1" style:family="text">
      <style:text-properties style:font-name="Liberation Sans" fo:font-size="16pt" fo:font-weight="bold" officeooo:rsid="01f2844f"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1b99ac" style:font-size-asian="16pt" style:font-weight-asian="bold" style:font-size-complex="16pt" style:font-weight-complex="bold"/>
    </style:style>
    <style:style style:name="T4" style:family="text">
      <style:text-properties style:font-name="Liberation Sans" fo:font-size="16pt" fo:font-weight="bold" officeooo:rsid="000dd66a" style:font-size-asian="16pt" style:font-weight-asian="bold" style:font-size-complex="16pt" style:font-weight-complex="bold"/>
    </style:style>
    <style:style style:name="T5" style:family="text">
      <style:text-properties style:font-name="Liberation Sans" fo:font-size="16pt" fo:font-weight="bold" officeooo:rsid="01f2844f" style:font-size-asian="16pt" style:font-weight-asian="bold" style:font-size-complex="16pt" style:font-weight-complex="bold"/>
    </style:style>
    <style:style style:name="T6" style:family="text">
      <style:text-properties officeooo:rsid="01f2844f"/>
    </style:style>
    <style:style style:name="T7"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8"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f2844f"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ee2e52"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c6807f"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cfe221"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f2c919" style:font-name-asian="Nimbus Mono L" style:font-style-asian="normal" style:font-name-complex="Liberation Mono" style:font-style-complex="normal"/>
    </style:style>
    <style:style style:name="T18" style:family="text">
      <style:text-properties style:font-name="Liberation Sans" fo:font-style="normal" style:text-underline-style="none"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e92ffc" style:font-name-asian="Nimbus Mono L" style:font-style-asian="normal" style:font-name-complex="Liberation Mono" style:font-style-complex="normal"/>
    </style:style>
    <style:style style:name="T20" style:family="text">
      <style:text-properties officeooo:rsid="01e15a69"/>
    </style:style>
    <style:style style:name="T21" style:family="text">
      <style:text-properties officeooo:rsid="01ee2e52"/>
    </style:style>
    <style:style style:name="T22" style:family="text">
      <style:text-properties officeooo:rsid="01f2c919"/>
    </style:style>
    <style:style style:name="T23" style:family="text">
      <style:text-properties officeooo:rsid="01e115a9"/>
    </style:style>
    <style:style style:name="T24" style:family="text">
      <style:text-properties fo:font-weight="bold" style:font-weight-asian="bold" style:font-weight-complex="bold"/>
    </style:style>
    <style:style style:name="T25" style:family="text">
      <style:text-properties fo:font-weight="bold" officeooo:rsid="000dd66a" style:font-weight-asian="bold" style:font-weight-complex="bold"/>
    </style:style>
    <style:style style:name="T26" style:family="text">
      <style:text-properties fo:font-weight="bold" officeooo:rsid="0160cefc" style:font-weight-asian="bold" style:font-weight-complex="bold"/>
    </style:style>
    <style:style style:name="T27" style:family="text">
      <style:text-properties officeooo:rsid="01caa47b"/>
    </style:style>
    <style:style style:name="T28" style:family="text">
      <style:text-properties officeooo:rsid="01d74f08"/>
    </style:style>
    <style:style style:name="T29" style:family="text">
      <style:text-properties officeooo:rsid="01db7a8a"/>
    </style:style>
    <style:style style:name="T30" style:family="text">
      <style:text-properties officeooo:rsid="01ef3a07"/>
    </style:style>
    <style:style style:name="T31" style:family="text">
      <style:text-properties style:font-name="Liberation Sans" fo:font-style="normal" style:text-underline-style="none" officeooo:rsid="01d92df6"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dd3a06"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e9b30f"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f408f0"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e21585"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efb23b"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c89330"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d3823c"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cc8e23" fo:background-color="transparent" loext:char-shading-value="0" style:font-name-asian="Nimbus Mono L" style:font-style-asian="normal" style:font-name-complex="Liberation Mono" style:font-style-complex="normal"/>
    </style:style>
    <style:style style:name="T42"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43" style:family="text">
      <style:text-properties style:font-name="Liberation Sans" fo:font-style="normal" style:text-underline-style="none" officeooo:rsid="01f550cd" fo:background-color="transparent" loext:char-shading-value="0" style:font-name-asian="Nimbus Mono L" style:font-style-asian="normal" style:font-name-complex="Liberation Mono" style:font-style-complex="normal"/>
    </style:style>
    <style:style style:name="T44"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45"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46"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47"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48" style:family="text">
      <style:text-properties style:font-name="Liberation Sans" fo:font-style="normal" style:text-underline-style="none" officeooo:rsid="013c55a1" fo:background-color="transparent" loext:char-shading-value="0" style:font-style-asian="normal" style:font-style-complex="normal"/>
    </style:style>
    <style:style style:name="T49" style:family="text">
      <style:text-properties style:font-name="Liberation Sans" fo:font-style="normal" style:text-underline-style="none" officeooo:rsid="00083d4b" fo:background-color="transparent" loext:char-shading-value="0"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1st</text:span><text:span text:style-name="T2"> </text:span><text:span text:style-name="T1">February</text:span><text:span text:style-name="T3"> 20</text:span><text:span text:style-name="T4">2</text:span><text:span text:style-name="T5">6</text:span></text:p>
      <text:p text:style-name="P3">Psalms 65:5-<text:span text:style-name="T6">7</text:span></text:p>
      <text:p text:style-name="P4">[5] By awesome deeds You answer us in righteousness, O God of our salvation, You who are the trust of all the ends of the earth and of the farthest sea;</text:p>
      <text:p text:style-name="P5">[6] Who establishes the mountains by His strength, Being girded with might;</text:p>
      <text:p text:style-name="P5">[7] Who stills the roaring of the seas, The roaring of their waves, And the tumult of the peoples.</text:p>
      <text:p text:style-name="P6"/>
      <text:p text:style-name="P7">Let us pray…</text:p>
      <text:p text:style-name="P7"/>
      <text:p text:style-name="P8">Thanks to God</text:p>
      <text:p text:style-name="P9"><text:span text:style-name="T7">O </text:span><text:span text:style-name="T8">L</text:span><text:span text:style-name="T9">o</text:span><text:span text:style-name="T8">r</text:span><text:span text:style-name="T9">d,</text:span><text:span text:style-name="T10"> </text:span><text:span text:style-name="T11">we </text:span><text:span text:style-name="T12">worship </text:span><text:span text:style-name="T13">You t</text:span><text:span text:style-name="T12">oday as the awesome God of Creation</text:span><text:span text:style-name="T14">. </text:span><text:span text:style-name="T12">We also worship You as the God of Righteousness, Who saved us not because of anything we had done, but because of Your love and mercy expressed towards us who rebelled and fell under the power of the enemy.</text:span></text:p>
      <text:p text:style-name="P10"/>
      <text:p text:style-name="P11"><text:span text:style-name="T15">W</text:span><text:span text:style-name="T16">e thank You </text:span><text:span text:style-name="T14">for Jesus, </text:span><text:span text:style-name="T12">Your Only</text:span><text:span text:style-name="T14"> Son, </text:span><text:span text:style-name="T17">the Living Word, Who came </text:span><text:span text:style-name="T12">on a rescue mission </text:span><text:span text:style-name="T14">to save us </text:span><text:span text:style-name="T12">by defeating the enemy</text:span><text:span text:style-name="T14">. We thank You </text:span><text:span text:style-name="T16">that, </text:span><text:span text:style-name="T12">through the horrors of apparent defeat in the Cross, </text:span><text:span text:style-name="T16">we have been </text:span><text:span text:style-name="T18">set free </text:span><text:span text:style-name="T19">from sin</text:span><text:span text:style-name="T16">. </text:span><text:span text:style-name="T12">We thank You that when Jesus rose from the grave in victory, He gave us new life, and unmerited righteousness in exchange for our sinful past.</text:span></text:p>
      <text:p text:style-name="P12"/>
      <text:p text:style-name="P13"><text:span text:style-name="T20">W</text:span>e thank You that <text:span text:style-name="T21">we will shortly take part in the Lord’s Supper, commemorating the Cross and Resurrection, which</text:span><text:span text:style-name="T22"> gave us a sure hope for our eternal future in restored relationship with You</text:span><text:span text:style-name="T23">.</text:span></text:p>
      <text:p text:style-name="P13"/>
      <text:p text:style-name="P14">We thank You for the written Word also, preserved through time, guarded and proclaimed by Your church worldwide. We seek to treasure it because we find it to be Your trustworthy communication with us, revealing to us all that we need for life and godliness.</text:p>
      <text:p text:style-name="P12"/>
      <text:p text:style-name="P15"><text:span text:style-name="T24">The Wide World...</text:span><text:span text:style-name="T25"> a</text:span><text:span text:style-name="T24">nd the </text:span><text:span text:style-name="T26">W</text:span><text:span text:style-name="T24">ider Church</text:span></text:p>
      <text:p text:style-name="P16"><text:span text:style-name="T27">W</text:span><text:span text:style-name="T28">e </text:span><text:span text:style-name="T29">pray</text:span><text:span text:style-name="T28"> for </text:span><text:span text:style-name="T22">the Church in this world, as the guardian of the Truth of Your Word</text:span><text:span text:style-name="T30">, </text:span><text:span text:style-name="T22">to proclaim Your life-giving Word of salvation, but also Your warning of judgement to a world which still wants to turn away from You. We thank You for the many places where Your Word of Truth is being declared today, and pray for continued boldness in this time when so many do not want to hear.</text:span></text:p>
      <text:p text:style-name="P17"/>
      <text:p text:style-name="P18">Ashburton</text:p>
      <text:p text:style-name="P19"><text:span text:style-name="T31">W</text:span><text:span text:style-name="T32">e pray for our </text:span><text:span text:style-name="T33">work</text:span><text:span text:style-name="T34"> </text:span><text:span text:style-name="T31">here at Ashburton, </text:span><text:span text:style-name="T34">as we </text:span><text:span text:style-name="T35">labour with our various talents and abilities in the work of the Kingdom. </text:span><text:span text:style-name="T36">We pray for the man of Your choosing to lead this work, and w</text:span><text:span text:style-name="T37">e pray for the Selection Committee</text:span><text:span text:style-name="T35">, </text:span><text:span text:style-name="T37">as they </text:span><text:span text:style-name="T35">seek </text:span><text:span text:style-name="T37">Your wisdom, </text:span><text:span text:style-name="T35">and work to do Your will</text:span><text:span text:style-name="T37">, so that in the end, </text:span><text:span text:style-name="T35">Your purposes prevail</text:span><text:span text:style-name="T37">. </text:span><text:span text:style-name="T35">We pray for ourselves to </text:span><text:span text:style-name="T38">support them in their work, as they serve on our behalf in what could be a lengthy process</text:span><text:span text:style-name="T35">.</text:span></text:p>
      <text:p text:style-name="P20"/>
      <text:p text:style-name="P21"><text:span text:style-name="T39">We </text:span><text:span text:style-name="T37">continue</text:span><text:span text:style-name="T40"> </text:span><text:span text:style-name="T33">in</text:span><text:span text:style-name="T39"> pray</text:span><text:span text:style-name="T33">er</text:span><text:span text:style-name="T39"> for</text:span><text:span text:style-name="T41"> </text:span><text:span text:style-name="T37">those in need of Your healing hand – for </text:span><text:span text:style-name="T41">Alan, </text:span><text:span text:style-name="T31">Diane, </text:span><text:span text:style-name="T36">Russell and Jocelyn, John McKenzie with his ongoing treatment</text:span><text:span text:style-name="T35"> </text:span><text:span text:style-name="T31">and others affected by illness or injury. </text:span></text:p>
      <text:p text:style-name="P22"/>
      <text:p text:style-name="P23"><text:span text:style-name="T42">We </text:span><text:span text:style-name="T43">pray for our fellowship one with another</text:span><text:span text:style-name="T33">, </text:span><text:span text:style-name="T43">supporting and encouraging each other towards greater godliness. We pray </text:span><text:span text:style-name="T33">for </text:span><text:span text:style-name="T38">Douglas as</text:span><text:span text:style-name="T33"> he preach</text:span><text:span text:style-name="T38">es</text:span><text:span text:style-name="T33"> today. </text:span><text:span text:style-name="T43">May his words build us up</text:span><text:span text:style-name="T38"> </text:span><text:span text:style-name="T43">so that we show forth the</text:span><text:span text:style-name="T38"> grace </text:span><text:span text:style-name="T43">of our Lord to all whom we meet</text:span><text:span text:style-name="T38">.</text:span></text:p>
      <text:p text:style-name="P24"/>
      <text:p text:style-name="P25"><text:span text:style-name="T44">In </text:span><text:span text:style-name="T42">His</text:span><text:span text:style-name="T45"> </text:span><text:span text:style-name="T46">Precious Name </text:span><text:span text:style-name="T47">we pray</text:span><text:span text:style-name="T48">, </text:span><text:span text:style-name="T49">Amen.</text:span></text:p>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8-19T22:13:24.049238324</meta:creation-date>
    <dc:date>2026-01-31T22:58:47.185651543</dc:date>
    <meta:editing-duration>PT18H2M41S</meta:editing-duration>
    <meta:editing-cycles>205</meta:editing-cycles>
    <meta:generator>LibreOffice/25.8.4.2$Linux_X86_64 LibreOffice_project/580$Build-2</meta:generator>
    <meta:print-date>2025-09-06T23:29:48.038812840</meta:print-date>
    <meta:printed-by>PDF files</meta:printed-by>
    <meta:document-statistic meta:table-count="0" meta:image-count="0" meta:object-count="0" meta:page-count="1" meta:paragraph-count="19" meta:word-count="527" meta:character-count="2810" meta:non-whitespace-character-count="2300"/>
  </office:meta>
</office:document-meta>
</file>